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hyphenation-ladder-count="no-limit"/>
      <style:text-properties fo:hyphenate="true" fo:hyphenation-remain-char-count="0" fo:hyphenation-push-char-count="0"/>
    </style:style>
    <style:style style:name="P3" style:family="paragraph" style:parent-style-name="Titre" style:master-page-name="MP0">
      <style:paragraph-properties style:page-number="auto" fo:break-before="page"/>
    </style:style>
    <style:style style:name="P4" style:family="paragraph" style:parent-style-name="Heading">
      <style:paragraph-properties fo:break-before="page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1cm" fo:padding-right="0.101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none" draw:fill="solid" draw:fill-color="#4472c4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bc8c00" svg:stroke-opacity="100%" draw:stroke-linejoin="miter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3cm" svg:stroke-color="#ffffff" svg:stroke-opacity="100%" draw:stroke-linejoin="miter" draw:fill="solid" draw:fill-color="#5b9bd5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TD7 : appel API externe</text:p>
      <text:p text:style-name="Normal"/>
      <text:p text:style-name="Normal"/>
      <text:p text:style-name="Normal"><draw:frame draw:style-name="fr1" draw:name="Zone de texte 13" text:anchor-type="paragraph" svg:x="6.477cm" svg:y="1.797cm" svg:width="2.452cm" style:rel-width="scale" svg:height="0.762cm" style:rel-height="scale" draw:z-index="8"><draw:text-box><text:p text:style-name="P1">9) Img src=URL</text:p></draw:text-box></draw:frame><draw:custom-shape text:anchor-type="paragraph" draw:z-index="7" draw:name="Rectangle : coins arrondis 9" draw:style-name="gr3" draw:text-style-name="P6" svg:width="4.446cm" svg:height="2.603cm" svg:x="1.819cm" svg:y="1.642cm"><text:p text:style-name="P7">HTML</text:p>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style-name="fr2" draw:name="Zone de texte 14" text:anchor-type="paragraph" svg:x="6.2cm" svg:y="12.762cm" svg:width="1.715cm" style:rel-width="scale" svg:height="0.762cm" style:rel-height="scale" draw:z-index="6"><draw:text-box><text:p text:style-name="Normal">5) save()</text:p></draw:text-box></draw:frame><draw:custom-shape text:anchor-type="paragraph" draw:z-index="0" draw:name="Rectangle : coins arrondis 1" draw:style-name="gr1" draw:text-style-name="P6" svg:width="14.488cm" svg:height="4.663cm" svg:x="0.268cm" svg:y="0.157cm"><text:p text:style-name="P5"><text:span text:style-name="T1">FRONTEND</text:span></text:p>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2"><draw:custom-shape text:anchor-type="paragraph" draw:z-index="9" draw:name="Rectangle : coins arrondis 2" draw:style-name="gr1" draw:text-style-name="P6" svg:width="13.9cm" svg:height="7.379cm" svg:x="16.148cm" svg:y="3.113cm"><text:p text:style-name="P5"><text:span text:style-name="T1">CARIMAGERY.COM</text:span></text:p>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text:anchor-type="paragraph" draw:z-index="10" draw:name="Rectangle : coins arrondis 9" draw:style-name="gr2" draw:text-style-name="P6" svg:width="4.446cm" svg:height="3.67cm" svg:x="16.445cm" svg:y="6.138cm"><text:p text:style-name="P7">API</text:p>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text:anchor-type="paragraph" draw:z-index="11" draw:name="Rectangle : coins arrondis 9" draw:style-name="gr3" draw:text-style-name="P6" svg:width="4.446cm" svg:height="2.603cm" svg:x="23.17cm" svg:y="5.32cm"><text:p/>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text:anchor-type="paragraph" draw:z-index="12" draw:name="Rectangle : coins arrondis 9" draw:style-name="gr3" draw:text-style-name="P6" svg:width="4.446cm" svg:height="2.603cm" svg:x="23.938cm" svg:y="6.167cm"><text:p text:style-name="P7">IMAGES</text:p>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text:anchor-type="paragraph" draw:z-index="1" draw:name="Rectangle : coins arrondis 2" draw:style-name="gr1" draw:text-style-name="P6" svg:width="14.562cm" svg:height="8.388cm" svg:x="0.273cm" svg:y="6.685cm"><text:p text:style-name="P5"><text:span text:style-name="T1">BACKEND</text:span></text:p>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text:anchor-type="paragraph" draw:z-index="13" draw:style-name="gr4" svg:width="0.9cm" svg:height="2.012cm" draw:transform="rotate (0.7853981633973) translate (7.25311111111111cm 11.7086944444444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style-name="gr4" svg:width="0.9cm" svg:height="2.012cm" draw:transform="rotate (-2.35619449019309) translate (10.8761388888889cm 11.1883472222222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Cadre1" text:anchor-type="paragraph" svg:x="10.354cm" svg:y="9.957cm" svg:width="1.715cm" style:rel-width="scale" svg:height="0.762cm" style:rel-height="scale" draw:z-index="15"><draw:text-box><text:p text:style-name="Normal">6) find()</text:p></draw:text-box></draw:frame><draw:custom-shape text:anchor-type="paragraph" draw:z-index="16" draw:style-name="gr4" svg:width="2.276cm" svg:height="0.927cm" svg:x="6.477cm" svg:y="1.77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style-name="gr4" svg:width="4.46cm" svg:height="1.244cm" draw:transform="rotate (0.7853981633973) translate (5.38338888888889cm 6.38704166666667cm)"><text:p/><draw:enhanced-geometry svg:viewBox="0 0 21600 21600" draw:text-areas="?f7 ?f0 21600 ?f2" draw:type="left-arrow" draw:modifiers="3706.7615658363 7006.2322946175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Zone de texte 131" text:anchor-type="paragraph" svg:x="5.198cm" svg:y="4.48cm" svg:width="2.24cm" style:rel-width="scale" svg:height="0.762cm" style:rel-height="scale" draw:z-index="5"><draw:text-box><text:p text:style-name="Normal">1) Get Cars() </text:p></draw:text-box></draw:frame><draw:custom-shape text:anchor-type="paragraph" draw:z-index="18" draw:style-name="gr4" svg:width="6.293cm" svg:height="1.244cm" draw:transform="rotate (3.1415926535892) translate (16.1095972222222cm 8.11565277777778cm)"><text:p/><draw:enhanced-geometry svg:viewBox="0 0 21600 21600" draw:text-areas="?f7 ?f0 21600 ?f2" draw:type="left-arrow" draw:modifiers="2566.81614349776 6027.195467422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Rectangle : coins arrondis 9" draw:style-name="gr2" draw:text-style-name="P6" svg:width="4.446cm" svg:height="3.809cm" svg:x="9.036cm" svg:y="-0.273cm"><text:p text:style-name="P7">FRONT-END</text:p><text:p text:style-name="P7">Javascript </text:p><text:p text:style-name="P7">(Framework React)</text:p>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text:anchor-type="paragraph" draw:z-index="19" draw:style-name="gr4" svg:width="6.293cm" svg:height="1.244cm" svg:x="9.555cm" svg:y="8.327cm"><text:p/><draw:enhanced-geometry svg:viewBox="0 0 21600 21600" draw:text-areas="?f7 ?f0 21600 ?f2" draw:type="left-arrow" draw:modifiers="2566.81614349776 6027.195467422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Rectangle : coins arrondis 3" draw:style-name="gr2" draw:text-style-name="P6" svg:width="5.248cm" svg:height="4.017cm" svg:x="3.575cm" svg:y="7.056cm"><text:p text:style-name="P7">RESOURCES</text:p>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style-name="fr2" draw:name="Cadre2" text:anchor-type="paragraph" svg:x="11.548cm" svg:y="6.227cm" svg:width="2.24cm" style:rel-width="scale" svg:height="0.762cm" style:rel-height="scale" draw:z-index="20"><draw:text-box><text:p text:style-name="Normal">2) call API</text:p></draw:text-box></draw:frame><draw:frame draw:style-name="fr2" draw:name="Cadre3" text:anchor-type="paragraph" svg:x="13.003cm" svg:y="9.322cm" svg:width="3.05cm" style:rel-width="scale" svg:height="0.762cm" style:rel-height="scale" draw:z-index="21"><draw:text-box><text:p text:style-name="Normal">3) XML Response</text:p></draw:text-box></draw:frame><draw:custom-shape text:anchor-type="paragraph" draw:z-index="3" draw:name="Cylindre 5" draw:style-name="gr2" draw:text-style-name="P6" svg:width="4.382cm" svg:height="2.287cm" svg:x="9.783cm" svg:y="12.03cm"><text:p text:style-name="P7">Base de données</text:p><draw:enhanced-geometry svg:viewBox="0 0 21600 21600" draw:path-stretchpoint-x="21600" draw:path-stretchpoint-y="21600" draw:text-areas="?f11 ?f29 ?f19 ?f30" draw:glue-points="?f25 ?f29" draw:type="non-primitive" draw:enhanced-path="S M ?f11 ?f28 A ?f71 ?f72 ?f73 ?f74 ?f11 ?f28 ?f68 ?f70 W ?f75 ?f76 ?f77 ?f78 ?f11 ?f28 ?f68 ?f70 L ?f19 ?f30 A ?f118 ?f119 ?f120 ?f121 ?f19 ?f30 ?f115 ?f117 W ?f122 ?f123 ?f124 ?f125 ?f19 ?f30 ?f115 ?f117 Z N S M ?f11 ?f28 A ?f146 ?f147 ?f148 ?f149 ?f11 ?f28 ?f143 ?f145 W ?f150 ?f151 ?f152 ?f153 ?f11 ?f28 ?f143 ?f145 Z N F M ?f19 ?f28 A ?f173 ?f174 ?f175 ?f176 ?f19 ?f28 ?f170 ?f172 W ?f177 ?f178 ?f179 ?f180 ?f19 ?f28 ?f170 ?f172 L ?f19 ?f30 A ?f118 ?f119 ?f120 ?f121 ?f19 ?f30 ?f115 ?f117 W ?f122 ?f123 ?f124 ?f125 ?f19 ?f30 ?f115 ?f117 L ?f11 ?f28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25000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frame draw:style-name="fr2" draw:name="Cadre4" text:anchor-type="paragraph" svg:x="5.172cm" svg:y="9.56cm" svg:width="3.05cm" style:rel-width="scale" svg:height="0.762cm" style:rel-height="scale" draw:z-index="22"><draw:text-box><text:p text:style-name="Normal">4) Extraction URL</text:p></draw:text-box></draw:frame><draw:custom-shape text:anchor-type="paragraph" draw:z-index="23" draw:style-name="gr4" svg:width="4.46cm" svg:height="1.244cm" draw:transform="rotate (-2.35619449019309) translate (11.0895694444444cm 4.30741666666667cm)"><text:p/><draw:enhanced-geometry svg:viewBox="0 0 21600 21600" draw:text-areas="?f7 ?f0 21600 ?f2" draw:mirror-horizontal="false" draw:mirror-vertical="false" draw:type="left-arrow" draw:modifiers="3706.7615658363 7006.2322946175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Cadre5" text:anchor-type="paragraph" svg:x="11.548cm" svg:y="6.227cm" svg:width="2.24cm" style:rel-width="scale" svg:height="0.762cm" style:rel-height="scale" draw:z-index="24"><draw:text-box><text:p text:style-name="Normal">2) call API</text:p></draw:text-box></draw:frame></text:p>
      <text:p text:style-name="P4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draw:stroke-dash draw:name="a29" draw:style="rect" draw:dots1="1" draw:dots1-length="0.106cm" draw:distance="0.106cm"/>
    <draw:stroke-dash draw:name="a8" draw:style="rect" draw:dots1="1" draw:dots1-length="0.106cm" draw:distance="0.106cm"/>
    <style:default-style style:family="graphic">
      <style:graphic-properties draw:stroke="solid" svg:stroke-width="0.035cm" svg:stroke-color="#2f528f" draw:stroke-linejoin="miter" draw:fill-color="#4472c4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margin-top="0cm" fo:margin-bottom="0cm" fo:line-height="100%" fo:hyphenation-ladder-count="no-limit"/>
      <style:text-properties style:font-name="Calibri Light" fo:font-size="28pt" fo:letter-spacing="-0.018cm" style:letter-kerning="true" style:font-name-asian="Times New Roman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dc:description/>
    <dc:subject/>
    <meta:initial-creator>boogiewooguy@yahoo.fr</meta:initial-creator>
    <dc:creator>Benjamin Caure</dc:creator>
    <meta:creation-date>2018-12-09T09:05:00Z</meta:creation-date>
    <dc:date>2019-02-18T11:36:14.68</dc:date>
    <meta:editing-cycles>3</meta:editing-cycles>
    <meta:editing-duration>PT1H42M2S</meta:editing-duration>
    <meta:document-statistic meta:table-count="0" meta:image-count="0" meta:object-count="0" meta:page-count="2" meta:paragraph-count="9" meta:word-count="27" meta:character-count="123"/>
    <meta:template xlink:type="simple" xlink:actuate="onRequest" xlink:title="" xlink:href="../architecture.odt/Normal.dotm"/>
  </office:meta>
</office:document-meta>
</file>